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29cm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svg:stroke-width="0.019cm" svg:stroke-color="#000000" draw:marker-start-width="0.404cm" draw:marker-end-width="0.404cm" draw:textarea-horizontal-align="center" draw:textarea-vertical-align="middle" fo:padding-top="0.011cm" fo:padding-bottom="0.011cm" fo:padding-left="0.011cm" fo:padding-right="0.011cm"/>
    </style:style>
    <style:style style:name="gr4" style:family="graphic" style:parent-style-name="standard">
      <style:graphic-properties draw:stroke="none" svg:stroke-color="#000000" draw:fill="none" draw:fill-color="#ffffff" fo:min-height="0.269cm"/>
    </style:style>
    <style:style style:name="gr5" style:family="graphic" style:parent-style-name="standard">
      <style:graphic-properties svg:stroke-width="0.019cm" svg:stroke-color="#000000" draw:marker-start="Arrow" draw:marker-start-width="0.129cm" draw:marker-end="Arrow" draw:marker-end-width="0.129cm" draw:textarea-horizontal-align="center" draw:textarea-vertical-align="middle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Bitstream Vera Sans" fo:font-size="10pt" style:font-size-asian="10pt" style:font-size-complex="10pt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Bitstream Vera Sans" fo:font-size="9pt" style:font-size-asian="9pt" style:font-size-complex="9pt"/>
    </style:style>
    <style:style style:name="T1" style:family="text">
      <style:text-properties style:font-name="Bitstream Vera Sans" fo:font-size="10pt" style:font-size-asian="10pt" style:font-size-complex="10pt"/>
    </style:style>
    <style:style style:name="T2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488cm" svg:height="0.662cm" svg:x="8.265cm" svg:y="13.031cm">
            <draw:text-box>
              <text:p text:style-name="P1"><text:span text:style-name="T1">A</text:span></text:p>
            </draw:text-box>
          </draw:frame>
          <draw:frame draw:style-name="gr1" draw:text-style-name="P2" draw:layer="layout" svg:width="0.488cm" svg:height="0.662cm" svg:x="8.257cm" svg:y="15.823cm">
            <draw:text-box>
              <text:p text:style-name="P1"><text:span text:style-name="T1">B</text:span></text:p>
            </draw:text-box>
          </draw:frame>
          <draw:frame draw:style-name="gr1" draw:text-style-name="P2" draw:layer="layout" svg:width="0.488cm" svg:height="0.662cm" svg:x="10.537cm" svg:y="15.823cm">
            <draw:text-box>
              <text:p text:style-name="P1"><text:span text:style-name="T1">C</text:span></text:p>
            </draw:text-box>
          </draw:frame>
          <draw:frame draw:style-name="gr1" draw:text-style-name="P2" draw:layer="layout" svg:width="0.488cm" svg:height="0.662cm" svg:x="13.323cm" svg:y="15.811cm">
            <draw:text-box>
              <text:p text:style-name="P1"><text:span text:style-name="T1">D</text:span></text:p>
            </draw:text-box>
          </draw:frame>
          <draw:polygon draw:style-name="gr2" draw:text-style-name="P3" draw:layer="layout" svg:width="4.793cm" svg:height="2.498cm" svg:x="8.79cm" svg:y="13.422cm" svg:viewBox="0 0 4794 2499" draw:points="0,2499 0,0 4794,2499">
            <text:p/>
          </draw:polygon>
          <draw:rect draw:style-name="gr2" draw:text-style-name="P3" draw:layer="layout" svg:width="0.362cm" svg:height="0.362cm" svg:x="8.79cm" svg:y="15.563cm">
            <text:p/>
          </draw:rect>
          <draw:line draw:style-name="gr3" draw:text-style-name="P4" draw:layer="layout" svg:x1="8.79cm" svg:y1="13.422cm" svg:x2="10.896cm" svg:y2="15.921cm">
            <text:p/>
          </draw:line>
          <draw:frame draw:style-name="gr4" draw:text-style-name="P6" draw:layer="layout" svg:width="1.576cm" svg:height="0.624cm" svg:x="7.459cm" svg:y="14.588cm">
            <draw:text-box>
              <text:p text:style-name="P5"><text:span text:style-name="T2">12 cm</text:span></text:p>
            </draw:text-box>
          </draw:frame>
          <draw:frame draw:style-name="gr4" draw:text-style-name="P6" draw:layer="layout" svg:width="1.576cm" svg:height="0.624cm" svg:x="9.108cm" svg:y="15.964cm">
            <draw:text-box>
              <text:p text:style-name="P5"><text:span text:style-name="T2">14 cm</text:span></text:p>
            </draw:text-box>
          </draw:frame>
          <draw:frame draw:style-name="gr4" draw:text-style-name="P6" draw:layer="layout" svg:width="1.576cm" svg:height="0.624cm" svg:x="11.531cm" svg:y="15.964cm">
            <draw:text-box>
              <text:p text:style-name="P5"><text:span text:style-name="T2">16 cm</text:span></text:p>
            </draw:text-box>
          </draw:frame>
          <draw:line draw:style-name="gr5" draw:text-style-name="P4" draw:layer="layout" svg:x1="8.824cm" svg:y1="16.438cm" svg:x2="10.89cm" svg:y2="16.438cm">
            <text:p/>
          </draw:line>
          <draw:line draw:style-name="gr5" draw:text-style-name="P4" draw:layer="layout" svg:x1="10.889cm" svg:y1="16.438cm" svg:x2="13.69cm" svg:y2="16.4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0:29.997310517</meta:creation-date>
    <dc:date>2018-03-22T12:11:43.294175825</dc:date>
    <meta:editing-duration>PT1M13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